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65cm" fo:min-width="0.5cm"/>
    </style:style>
    <style:style style:name="gr2" style:family="graphic" style:parent-style-name="standard">
      <style:graphic-properties draw:stroke="none" svg:stroke-width="0.1cm" svg:stroke-color="#000000" draw:marker-start-width="0.2cm" draw:marker-end-width="0.2cm" draw:fill-color="#ffffff" draw:textarea-horizontal-align="justify" draw:textarea-vertical-align="middle" draw:auto-grow-height="false" fo:min-height="1.15cm" fo:min-width="1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center" draw:textarea-vertical-align="top" draw:auto-grow-height="false" fo:min-height="4.53cm" fo:min-width="5.41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left" draw:textarea-vertical-align="top" draw:auto-grow-height="false" fo:min-height="4.243cm" fo:min-width="13.69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left" draw:textarea-vertical-align="top" draw:auto-grow-height="false" fo:min-height="3.802cm" fo:min-width="11.65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64cm" fo:min-width="2.27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64cm" fo:min-width="0.87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0.62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0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3.939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fill-color="#ffffff" draw:textarea-horizontal-align="justify" draw:textarea-vertical-align="middle" draw:auto-grow-height="false" fo:min-height="1.688cm" fo:min-width="4.772cm" fo:padding-top="0.175cm" fo:padding-bottom="0.175cm" fo:padding-left="0.3cm" fo:padding-right="0.3cm" fo:wrap-option="no-wrap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1.974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cm" svg:height="0.9cm" svg:x="9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cm" svg:height="0.9cm" svg:x="6.4cm" svg:y="1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1.5cm" svg:x="11.2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5cm" svg:height="6.9cm" svg:x="9.8cm" svg:y="1.2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298cm" svg:height="4.593cm" draw:transform="rotate (-0.00244346095279215) translate (14.406cm 8.681cm)">
          <text:p text:style-name="P3"><text:span text:style-name="T1">Dynamic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4.6cm" svg:x="1.2cm" svg:y="8.7cm">
          <text:p text:style-name="P3"><text:span text:style-name="T1">Proo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4.063cm" svg:height="2cm" svg:x="18.8cm" svg:y="10.4cm">
          <text:p text:style-name="P3"><text:span text:style-name="T1">rps_t (r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" draw:id="id2" draw:layer="layout" svg:width="2.078cm" svg:height="2cm" svg:x="13.122cm" svg:y="5.5cm">
          <text:p text:style-name="P3"><text:span text:style-name="T1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20.832cm" svg:y1="10.4cm" svg:x2="15.2cm" svg:y2="6.5cm" draw:start-shape="id1" draw:start-glue-point="4" draw:end-shape="id2" draw:end-glue-point="10" svg:d="M20832 10400c0-2600-1877-3900-5632-3900" svg:viewBox="0 0 5633 3901">
          <text:p/>
        </draw:connector>
        <draw:custom-shape draw:style-name="gr6" draw:text-style-name="P2" xml:id="id3" draw:id="id3" draw:layer="layout" svg:width="4.063cm" svg:height="2cm" svg:x="24.037cm" svg:y="10.4cm">
          <text:p text:style-name="P3"><text:span text:style-name="T1">rps_t (r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.22cm" svg:height="1.431cm" svg:x="22.88cm" svg:y="10.7cm">
          <draw:text-box>
            <text:p><text:span text:style-name="T1">-&gt;</text:span></text:p>
          </draw:text-box>
        </draw:frame>
        <draw:custom-shape draw:style-name="gr7" draw:text-style-name="P2" xml:id="id4" draw:id="id4" draw:layer="layout" svg:width="2.078cm" svg:height="2cm" svg:x="13.122cm" svg:y="3.1cm">
          <text:p text:style-name="P3"><text:span text:style-name="T1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26.069cm" svg:y1="10.4cm" svg:x2="15.2cm" svg:y2="4.1cm" draw:start-shape="id3" draw:start-glue-point="4" draw:end-shape="id4" draw:end-glue-point="10" svg:d="M26069 10400c0-4200-3623-6300-10869-6300" svg:viewBox="0 0 10870 6301">
          <text:p/>
        </draw:connector>
        <draw:frame draw:style-name="gr10" draw:text-style-name="P5" draw:layer="layout" svg:width="3.156cm" svg:height="1.331cm" svg:x="12.544cm" svg:y="1.5cm">
          <draw:text-box>
            <text:p><text:span text:style-name="T1">Statics</text:span></text:p>
          </draw:text-box>
        </draw:frame>
        <draw:frame draw:style-name="gr11" draw:text-style-name="P5" draw:layer="layout" svg:width="4.539cm" svg:height="1.431cm" svg:x="14.5cm" svg:y="10.7cm">
          <draw:text-box>
            <text:p><text:span text:style-name="T1">rps_win_p:</text:span></text:p>
          </draw:text-box>
        </draw:frame>
        <draw:custom-shape draw:style-name="gr12" draw:text-style-name="P2" draw:layer="layout" svg:width="5.8cm" svg:height="2.2cm" svg:x="1.2cm" svg:y="5.8cm">
          <text:p text:style-name="P3"><text:span text:style-name="T1">Specification</text:span></text:p>
          <draw:enhanced-geometry svg:viewBox="0 0 21600 21600" draw:text-areas="800 800 20800 20800" draw:type="round-rectangular-callout" draw:modifiers="12946.5954145837 50256.0654248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5" draw:layer="layout" svg:width="12.574cm" svg:height="1.431cm" svg:x="1.3cm" svg:y="10.7cm">
          <draw:text-box>
            <text:p><text:span text:style-name="T1">RPS_WIN: (rps_s, rps_s) -&gt; Prop</text:span></text:p>
          </draw:text-box>
        </draw:frame>
        <draw:connector draw:style-name="gr8" draw:text-style-name="P4" draw:layer="layout" draw:type="curve" svg:x1="13.122cm" svg:y1="4.1cm" svg:x2="6.9cm" svg:y2="11.1cm" draw:start-shape="id4" draw:start-glue-point="6" draw:end-shape="id5" draw:end-glue-point="0" svg:d="M13122 4100c-4148 0-6222 2333-6222 7000" svg:viewBox="0 0 6223 7001">
          <text:p/>
        </draw:connector>
        <draw:connector draw:style-name="gr8" draw:text-style-name="P4" draw:layer="layout" draw:type="curve" svg:x1="13.122cm" svg:y1="6.5cm" svg:x2="9.5cm" svg:y2="11.1cm" draw:start-shape="id2" draw:start-glue-point="6" draw:end-shape="id6" draw:end-glue-point="0" svg:d="M13122 6500c-2415 0-3622 1533-3622 4600" svg:viewBox="0 0 3623 4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14:26:09.199164111</meta:creation-date>
    <dc:date>2015-11-06T16:34:05.888922913</dc:date>
    <meta:editing-duration>PT1H6M38S</meta:editing-duration>
    <meta:editing-cycles>69</meta:editing-cycles>
    <meta:generator>LibreOffice/5.0.3.2$Linux_X86_64 LibreOffice_project/00m0$Build-2</meta:generator>
    <meta:document-statistic meta:object-count="19"/>
  </office:meta>
</office:document-meta>
</file>